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Bacill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9210587272751" calcext:value-type="float">
            <text:p>0,8392105873</text:p>
          </table:table-cell>
          <table:table-cell office:value-type="float" office:value="0.883116883116883" calcext:value-type="float">
            <text:p>0,8831168831</text:p>
          </table:table-cell>
          <table:table-cell office:value-type="float" office:value="0.918918918918919" calcext:value-type="float">
            <text:p>0,9189189189</text:p>
          </table:table-cell>
          <table:table-cell office:value-type="float" office:value="0.94059405940594" calcext:value-type="float">
            <text:p>0,9405940594</text:p>
          </table:table-cell>
          <table:table-cell office:value-type="float" office:value="0.934782608695652" calcext:value-type="float">
            <text:p>0,9347826087</text:p>
          </table:table-cell>
          <table:table-cell office:value-type="float" office:value="0.85" calcext:value-type="float">
            <text:p>0,8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8997782119892" calcext:value-type="float">
            <text:p>0,82899778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945945945945946" calcext:value-type="float">
            <text:p>0,9459459459</text:p>
          </table:table-cell>
          <table:table-cell office:value-type="float" office:value="0.920792079207921" calcext:value-type="float">
            <text:p>0,9207920792</text:p>
          </table:table-cell>
          <table:table-cell office:value-type="float" office:value="0.927536231884058" calcext:value-type="float">
            <text:p>0,9275362319</text:p>
          </table:table-cell>
          <table:table-cell office:value-type="float" office:value="0.813953488372093" calcext:value-type="float">
            <text:p>0,813953488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4459537996977" calcext:value-type="float">
            <text:p>0,814459538</text:p>
          </table:table-cell>
          <table:table-cell office:value-type="float" office:value="0.864197530864197" calcext:value-type="float">
            <text:p>0,8641975309</text:p>
          </table:table-cell>
          <table:table-cell office:value-type="float" office:value="0.945945945945946" calcext:value-type="float">
            <text:p>0,9459459459</text:p>
          </table:table-cell>
          <table:table-cell office:value-type="float" office:value="0.910891089108911" calcext:value-type="float">
            <text:p>0,9108910891</text:p>
          </table:table-cell>
          <table:table-cell office:value-type="float" office:value="0.920289855072464" calcext:value-type="float">
            <text:p>0,9202898551</text:p>
          </table:table-cell>
          <table:table-cell office:value-type="float" office:value="0.795454545454545" calcext:value-type="float">
            <text:p>0,795454545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52287931495852" calcext:value-type="float">
            <text:p>0,8522879315</text:p>
          </table:table-cell>
          <table:table-cell table:number-columns-repeated="2" office:value-type="float" office:value="0.891891891891892" calcext:value-type="float">
            <text:p>0,8918918919</text:p>
          </table:table-cell>
          <table:table-cell office:value-type="float" office:value="0.96039603960396" calcext:value-type="float">
            <text:p>0,9603960396</text:p>
          </table:table-cell>
          <table:table-cell office:value-type="float" office:value="0.942028985507246" calcext:value-type="float">
            <text:p>0,9420289855</text:p>
          </table:table-cell>
          <table:table-cell office:value-type="float" office:value="0.891891891891892" calcext:value-type="float">
            <text:p>0,89189189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51984468809125" calcext:value-type="float">
            <text:p>0,7519844688</text:p>
          </table:table-cell>
          <table:table-cell office:value-type="float" office:value="0.820512820512821" calcext:value-type="float">
            <text:p>0,8205128205</text:p>
          </table:table-cell>
          <table:table-cell office:value-type="float" office:value="0.864864864864865" calcext:value-type="float">
            <text:p>0,8648648649</text:p>
          </table:table-cell>
          <table:table-cell office:value-type="float" office:value="0.910891089108911" calcext:value-type="float">
            <text:p>0,9108910891</text:p>
          </table:table-cell>
          <table:table-cell office:value-type="float" office:value="0.898550724637681" calcext:value-type="float">
            <text:p>0,8985507246</text:p>
          </table:table-cell>
          <table:table-cell office:value-type="float" office:value="0.780487804878049" calcext:value-type="float">
            <text:p>0,780487804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71995436025324" calcext:value-type="float">
            <text:p>0,871995436</text:p>
          </table:table-cell>
          <table:table-cell office:value-type="float" office:value="0.906666666666667" calcext:value-type="float">
            <text:p>0,9066666667</text:p>
          </table:table-cell>
          <table:table-cell office:value-type="float" office:value="0.918918918918919" calcext:value-type="float">
            <text:p>0,9189189189</text:p>
          </table:table-cell>
          <table:table-cell office:value-type="float" office:value="0.96039603960396" calcext:value-type="float">
            <text:p>0,9603960396</text:p>
          </table:table-cell>
          <table:table-cell office:value-type="float" office:value="0.94927536231884" calcext:value-type="float">
            <text:p>0,9492753623</text:p>
          </table:table-cell>
          <table:table-cell office:value-type="float" office:value="0.894736842105263" calcext:value-type="float">
            <text:p>0,894736842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746348412656955" calcext:value-type="float">
            <text:p>0,7463484127</text:p>
          </table:table-cell>
          <table:table-cell office:value-type="float" office:value="0.81578947368421" calcext:value-type="float">
            <text:p>0,8157894737</text:p>
          </table:table-cell>
          <table:table-cell office:value-type="float" office:value="0.837837837837838" calcext:value-type="float">
            <text:p>0,8378378378</text:p>
          </table:table-cell>
          <table:table-cell office:value-type="float" office:value="0.920792079207921" calcext:value-type="float">
            <text:p>0,9207920792</text:p>
          </table:table-cell>
          <table:table-cell office:value-type="float" office:value="0.898550724637681" calcext:value-type="float">
            <text:p>0,8985507246</text:p>
          </table:table-cell>
          <table:table-cell office:value-type="float" office:value="0.794871794871795" calcext:value-type="float">
            <text:p>0,794871794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808408979051579" calcext:value-type="float">
            <text:p>0,8084089791</text:p>
          </table:table-cell>
          <table:table-cell office:value-type="float" office:value="0.860759493670886" calcext:value-type="float">
            <text:p>0,8607594937</text:p>
          </table:table-cell>
          <table:table-cell office:value-type="float" office:value="0.918918918918919" calcext:value-type="float">
            <text:p>0,9189189189</text:p>
          </table:table-cell>
          <table:table-cell office:value-type="float" office:value="0.920792079207921" calcext:value-type="float">
            <text:p>0,9207920792</text:p>
          </table:table-cell>
          <table:table-cell office:value-type="float" office:value="0.920289855072464" calcext:value-type="float">
            <text:p>0,9202898551</text:p>
          </table:table-cell>
          <table:table-cell office:value-type="float" office:value="0.80952380952381" calcext:value-type="float">
            <text:p>0,809523809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891669161788045" calcext:value-type="float">
            <text:p>0,8916691618</text:p>
          </table:table-cell>
          <table:table-cell office:value-type="float" office:value="0.921052631578947" calcext:value-type="float">
            <text:p>0,9210526316</text:p>
          </table:table-cell>
          <table:table-cell office:value-type="float" office:value="0.945945945945946" calcext:value-type="float">
            <text:p>0,9459459459</text:p>
          </table:table-cell>
          <table:table-cell office:value-type="float" office:value="0.96039603960396" calcext:value-type="float">
            <text:p>0,9603960396</text:p>
          </table:table-cell>
          <table:table-cell office:value-type="float" office:value="0.956521739130435" calcext:value-type="float">
            <text:p>0,9565217391</text:p>
          </table:table-cell>
          <table:table-cell office:value-type="float" office:value="0.897435897435897" calcext:value-type="float">
            <text:p>0,897435897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815359914369815" calcext:value-type="float">
            <text:p>0,8153599144</text:p>
          </table:table-cell>
          <table:table-cell table:number-columns-repeated="2" office:value-type="float" office:value="0.864864864864865" calcext:value-type="float">
            <text:p>0,8648648649</text:p>
          </table:table-cell>
          <table:table-cell office:value-type="float" office:value="0.95049504950495" calcext:value-type="float">
            <text:p>0,9504950495</text:p>
          </table:table-cell>
          <table:table-cell office:value-type="float" office:value="0.927536231884058" calcext:value-type="float">
            <text:p>0,9275362319</text:p>
          </table:table-cell>
          <table:table-cell office:value-type="float" office:value="0.864864864864865" calcext:value-type="float">
            <text:p>0,864864864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table:formula="of:=AVERAGE([.C2:.C11])" office:value-type="float" office:value="0.822072221158632" calcext:value-type="float">
            <text:p>0,8220722212</text:p>
          </table:table-cell>
          <table:table-cell table:style-name="ce2" table:formula="of:=AVERAGE([.D2:.D11])" office:value-type="float" office:value="0.870385225685137" calcext:value-type="float">
            <text:p>0,8703852257</text:p>
          </table:table-cell>
          <table:table-cell table:style-name="ce2" table:formula="of:=AVERAGE([.E2:.E11])" office:value-type="float" office:value="0.905405405405405" calcext:value-type="float">
            <text:p>0,9054054054</text:p>
          </table:table-cell>
          <table:table-cell table:style-name="ce2" table:formula="of:=AVERAGE([.F2:.F11])" office:value-type="float" office:value="0.935643564356436" calcext:value-type="float">
            <text:p>0,9356435644</text:p>
          </table:table-cell>
          <table:table-cell table:style-name="ce2" table:formula="of:=AVERAGE([.G2:.G11])" office:value-type="float" office:value="0.927536231884058" calcext:value-type="float">
            <text:p>0,9275362319</text:p>
          </table:table-cell>
          <table:table-cell table:style-name="ce2" table:formula="of:=AVERAGE([.H2:.H11])" office:value-type="float" office:value="0.839322093939821" calcext:value-type="float">
            <text:p>0,8393220939</text:p>
          </table:table-cell>
          <table:table-cell table:style-name="ce2" table:formula="of:=AVERAGE([.I2:.I11])" office:value-type="float" office:value="33.5" calcext:value-type="float">
            <text:p>33,5</text:p>
          </table:table-cell>
          <table:table-cell table:style-name="ce2" table:formula="of:=AVERAGE([.J2:.J11])" office:value-type="float" office:value="6.5" calcext:value-type="float">
            <text:p>6,5</text:p>
          </table:table-cell>
          <table:table-cell table:style-name="ce2" table:formula="of:=AVERAGE([.K2:.K11])" office:value-type="float" office:value="94.5" calcext:value-type="float">
            <text:p>94,5</text:p>
          </table:table-cell>
          <table:table-cell table:style-name="ce2" table:formula="of:=AVERAGE([.L2:.L11])"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table:style-name="ce2" table:formula="of:=STDEV([.C2:.C11])" office:value-type="float" office:value="0.0465794638370217" calcext:value-type="float">
            <text:p>0,0465794638</text:p>
          </table:table-cell>
          <table:table-cell table:style-name="ce2" table:formula="of:=STDEV([.D2:.D11])" office:value-type="float" office:value="0.0335970013803832" calcext:value-type="float">
            <text:p>0,0335970014</text:p>
          </table:table-cell>
          <table:table-cell table:style-name="ce2" table:formula="of:=STDEV([.E2:.E11])" office:value-type="float" office:value="0.0387492129146064" calcext:value-type="float">
            <text:p>0,0387492129</text:p>
          </table:table-cell>
          <table:table-cell table:style-name="ce2" table:formula="of:=STDEV([.F2:.F11])" office:value-type="float" office:value="0.0210031717184123" calcext:value-type="float">
            <text:p>0,0210031717</text:p>
          </table:table-cell>
          <table:table-cell table:style-name="ce2" table:formula="of:=STDEV([.G2:.G11])" office:value-type="float" office:value="0.0193236714975846" calcext:value-type="float">
            <text:p>0,0193236715</text:p>
          </table:table-cell>
          <table:table-cell table:style-name="ce2" table:formula="of:=STDEV([.H2:.H11])" office:value-type="float" office:value="0.0457908425117687" calcext:value-type="float">
            <text:p>0,0457908425</text:p>
          </table:table-cell>
          <table:table-cell table:style-name="ce2" table:formula="of:=STDEV([.I2:.I11])" office:value-type="float" office:value="1.43372087784044" calcext:value-type="float">
            <text:p>1,4337208778</text:p>
          </table:table-cell>
          <table:table-cell table:style-name="ce2" table:formula="of:=STDEV([.J2:.J11])" office:value-type="float" office:value="2.12132034355964" calcext:value-type="float">
            <text:p>2,1213203436</text:p>
          </table:table-cell>
          <table:table-cell table:style-name="ce2" table:formula="of:=STDEV([.K2:.K11])" office:value-type="float" office:value="2.12132034355964" calcext:value-type="float">
            <text:p>2,1213203436</text:p>
          </table:table-cell>
          <table:table-cell table:style-name="ce2" table:formula="of:=STDEV([.L2:.L11])" office:value-type="float" office:value="1.43372087784044" calcext:value-type="float">
            <text:p>1,433720877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93737651482" calcext:value-type="float">
            <text:p>0,8593737651</text:p>
          </table:table-cell>
          <table:table-cell office:value-type="float" office:value="0.897435897435897" calcext:value-type="float">
            <text:p>0,8974358974</text:p>
          </table:table-cell>
          <table:table-cell office:value-type="float" office:value="0.945945945945946" calcext:value-type="float">
            <text:p>0,9459459459</text:p>
          </table:table-cell>
          <table:table-cell office:value-type="float" office:value="0.94059405940594" calcext:value-type="float">
            <text:p>0,9405940594</text:p>
          </table:table-cell>
          <table:table-cell office:value-type="float" office:value="0.942028985507246" calcext:value-type="float">
            <text:p>0,9420289855</text:p>
          </table:table-cell>
          <table:table-cell office:value-type="float" office:value="0.853658536585366" calcext:value-type="float">
            <text:p>0,853658536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55338974505273" calcext:value-type="float">
            <text:p>0,8553389745</text:p>
          </table:table-cell>
          <table:table-cell office:value-type="float" office:value="0.894736842105263" calcext:value-type="float">
            <text:p>0,8947368421</text:p>
          </table:table-cell>
          <table:table-cell office:value-type="float" office:value="0.918918918918919" calcext:value-type="float">
            <text:p>0,9189189189</text:p>
          </table:table-cell>
          <table:table-cell office:value-type="float" office:value="0.95049504950495" calcext:value-type="float">
            <text:p>0,9504950495</text:p>
          </table:table-cell>
          <table:table-cell office:value-type="float" office:value="0.942028985507246" calcext:value-type="float">
            <text:p>0,9420289855</text:p>
          </table:table-cell>
          <table:table-cell office:value-type="float" office:value="0.871794871794872" calcext:value-type="float">
            <text:p>0,871794871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78431897243778" calcext:value-type="float">
            <text:p>0,7784318972</text:p>
          </table:table-cell>
          <table:table-cell table:number-columns-repeated="2" office:value-type="float" office:value="0.837837837837838" calcext:value-type="float">
            <text:p>0,8378378378</text:p>
          </table:table-cell>
          <table:table-cell office:value-type="float" office:value="0.94059405940594" calcext:value-type="float">
            <text:p>0,9405940594</text:p>
          </table:table-cell>
          <table:table-cell office:value-type="float" office:value="0.91304347826087" calcext:value-type="float">
            <text:p>0,9130434783</text:p>
          </table:table-cell>
          <table:table-cell office:value-type="float" office:value="0.837837837837838" calcext:value-type="float">
            <text:p>0,837837837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11322082318604" calcext:value-type="float">
            <text:p>0,9113220823</text:p>
          </table:table-cell>
          <table:table-cell office:value-type="float" office:value="0.935064935064935" calcext:value-type="float">
            <text:p>0,9350649351</text:p>
          </table:table-cell>
          <table:table-cell office:value-type="float" office:value="0.972972972972973" calcext:value-type="float">
            <text:p>0,972972973</text:p>
          </table:table-cell>
          <table:table-cell office:value-type="float" office:value="0.96039603960396" calcext:value-type="float">
            <text:p>0,9603960396</text:p>
          </table:table-cell>
          <table:table-cell office:value-type="float" office:value="0.963768115942029" calcext:value-type="float">
            <text:p>0,9637681159</text:p>
          </table:table-cell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00321408297636" calcext:value-type="float">
            <text:p>0,8003214083</text:p>
          </table:table-cell>
          <table:table-cell office:value-type="float" office:value="0.853658536585366" calcext:value-type="float">
            <text:p>0,8536585366</text:p>
          </table:table-cell>
          <table:table-cell office:value-type="float" office:value="0.945945945945946" calcext:value-type="float">
            <text:p>0,9459459459</text:p>
          </table:table-cell>
          <table:table-cell office:value-type="float" office:value="0.900990099009901" calcext:value-type="float">
            <text:p>0,900990099</text:p>
          </table:table-cell>
          <table:table-cell office:value-type="float" office:value="0.91304347826087" calcext:value-type="float">
            <text:p>0,9130434783</text:p>
          </table:table-cell>
          <table:table-cell office:value-type="float" office:value="0.777777777777778" calcext:value-type="float">
            <text:p>0,777777777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50314500509685" calcext:value-type="float">
            <text:p>0,8503145005</text:p>
          </table:table-cell>
          <table:table-cell office:value-type="float" office:value="0.888888888888889" calcext:value-type="float">
            <text:p>0,8888888889</text:p>
          </table:table-cell>
          <table:table-cell office:value-type="float" office:value="0.864864864864865" calcext:value-type="float">
            <text:p>0,8648648649</text:p>
          </table:table-cell>
          <table:table-cell office:value-type="float" office:value="0.97029702970297" calcext:value-type="float">
            <text:p>0,9702970297</text:p>
          </table:table-cell>
          <table:table-cell office:value-type="float" office:value="0.942028985507246" calcext:value-type="float">
            <text:p>0,9420289855</text:p>
          </table:table-cell>
          <table:table-cell office:value-type="float" office:value="0.914285714285714" calcext:value-type="float">
            <text:p>0,914285714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2126213915179" calcext:value-type="float">
            <text:p>0,8212621392</text:p>
          </table:table-cell>
          <table:table-cell office:value-type="float" office:value="0.867469879518072" calcext:value-type="float">
            <text:p>0,8674698795</text:p>
          </table:table-cell>
          <table:table-cell office:value-type="float" office:value="0.972972972972973" calcext:value-type="float">
            <text:p>0,972972973</text:p>
          </table:table-cell>
          <table:table-cell office:value-type="float" office:value="0.900990099009901" calcext:value-type="float">
            <text:p>0,900990099</text:p>
          </table:table-cell>
          <table:table-cell office:value-type="float" office:value="0.920289855072464" calcext:value-type="float">
            <text:p>0,9202898551</text:p>
          </table:table-cell>
          <table:table-cell office:value-type="float" office:value="0.782608695652174" calcext:value-type="float">
            <text:p>0,782608695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815359914369815" calcext:value-type="float">
            <text:p>0,8153599144</text:p>
          </table:table-cell>
          <table:table-cell table:number-columns-repeated="2" office:value-type="float" office:value="0.864864864864865" calcext:value-type="float">
            <text:p>0,8648648649</text:p>
          </table:table-cell>
          <table:table-cell office:value-type="float" office:value="0.95049504950495" calcext:value-type="float">
            <text:p>0,9504950495</text:p>
          </table:table-cell>
          <table:table-cell office:value-type="float" office:value="0.927536231884058" calcext:value-type="float">
            <text:p>0,9275362319</text:p>
          </table:table-cell>
          <table:table-cell office:value-type="float" office:value="0.864864864864865" calcext:value-type="float">
            <text:p>0,864864864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839210587272751" calcext:value-type="float">
            <text:p>0,8392105873</text:p>
          </table:table-cell>
          <table:table-cell office:value-type="float" office:value="0.883116883116883" calcext:value-type="float">
            <text:p>0,8831168831</text:p>
          </table:table-cell>
          <table:table-cell office:value-type="float" office:value="0.918918918918919" calcext:value-type="float">
            <text:p>0,9189189189</text:p>
          </table:table-cell>
          <table:table-cell office:value-type="float" office:value="0.94059405940594" calcext:value-type="float">
            <text:p>0,9405940594</text:p>
          </table:table-cell>
          <table:table-cell office:value-type="float" office:value="0.934782608695652" calcext:value-type="float">
            <text:p>0,9347826087</text:p>
          </table:table-cell>
          <table:table-cell office:value-type="float" office:value="0.85" calcext:value-type="float">
            <text:p>0,8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734486799256964" calcext:value-type="float">
            <text:p>0,7344867993</text:p>
          </table:table-cell>
          <table:table-cell office:value-type="float" office:value="0.8" calcext:value-type="float">
            <text:p>0,8</text:p>
          </table:table-cell>
          <table:table-cell office:value-type="float" office:value="0.756756756756757" calcext:value-type="float">
            <text:p>0,7567567568</text:p>
          </table:table-cell>
          <table:table-cell office:value-type="float" office:value="0.95049504950495" calcext:value-type="float">
            <text:p>0,9504950495</text:p>
          </table:table-cell>
          <table:table-cell office:value-type="float" office:value="0.898550724637681" calcext:value-type="float">
            <text:p>0,8985507246</text:p>
          </table:table-cell>
          <table:table-cell office:value-type="float" office:value="0.848484848484848" calcext:value-type="float">
            <text:p>0,848484848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table:formula="of:=AVERAGE([.C17:.C26])" office:value-type="float" office:value="0.82654220680745" calcext:value-type="float">
            <text:p>0,8265422068</text:p>
          </table:table-cell>
          <table:table-cell table:style-name="ce2" table:formula="of:=AVERAGE([.D17:.D26])" office:value-type="float" office:value="0.872307456541801" calcext:value-type="float">
            <text:p>0,8723074565</text:p>
          </table:table-cell>
          <table:table-cell table:style-name="ce2" table:formula="of:=AVERAGE([.E17:.E26])" office:value-type="float" office:value="0.9" calcext:value-type="float">
            <text:p>0,9</text:p>
          </table:table-cell>
          <table:table-cell table:style-name="ce2" table:formula="of:=AVERAGE([.F17:.F26])" office:value-type="float" office:value="0.940594059405941" calcext:value-type="float">
            <text:p>0,9405940594</text:p>
          </table:table-cell>
          <table:table-cell table:style-name="ce2" table:formula="of:=AVERAGE([.G17:.G26])" office:value-type="float" office:value="0.929710144927536" calcext:value-type="float">
            <text:p>0,9297101449</text:p>
          </table:table-cell>
          <table:table-cell table:style-name="ce2" table:formula="of:=AVERAGE([.H17:.H26])" office:value-type="float" office:value="0.850131314728345" calcext:value-type="float">
            <text:p>0,8501313147</text:p>
          </table:table-cell>
          <table:table-cell table:style-name="ce2" table:formula="of:=AVERAGE([.I17:.I26])" office:value-type="float" office:value="33.5" calcext:value-type="float">
            <text:p>33,5</text:p>
          </table:table-cell>
          <table:table-cell table:style-name="ce2" table:formula="of:=AVERAGE([.J17:.J26])" office:value-type="float" office:value="6.5" calcext:value-type="float">
            <text:p>6,5</text:p>
          </table:table-cell>
          <table:table-cell table:style-name="ce2" table:formula="of:=AVERAGE([.K17:.K26])" office:value-type="float" office:value="94.5" calcext:value-type="float">
            <text:p>94,5</text:p>
          </table:table-cell>
          <table:table-cell table:style-name="ce2" table:formula="of:=AVERAGE([.L17:.L26])"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table:style-name="ce2" table:formula="of:=STDEV([.C17:.C26])" office:value-type="float" office:value="0.0488190026239669" calcext:value-type="float">
            <text:p>0,0488190026</text:p>
          </table:table-cell>
          <table:table-cell table:style-name="ce2" table:formula="of:=STDEV([.D17:.D26])" office:value-type="float" office:value="0.0369803311289784" calcext:value-type="float">
            <text:p>0,0369803311</text:p>
          </table:table-cell>
          <table:table-cell table:style-name="ce2" table:formula="of:=STDEV([.E17:.E26])" office:value-type="float" office:value="0.0686696900906649" calcext:value-type="float">
            <text:p>0,0686696901</text:p>
          </table:table-cell>
          <table:table-cell table:style-name="ce2" table:formula="of:=STDEV([.F17:.F26])" office:value-type="float" office:value="0.0228653571956287" calcext:value-type="float">
            <text:p>0,0228653572</text:p>
          </table:table-cell>
          <table:table-cell table:style-name="ce2" table:formula="of:=STDEV([.G17:.G26])" office:value-type="float" office:value="0.019034674690672" calcext:value-type="float">
            <text:p>0,0190346747</text:p>
          </table:table-cell>
          <table:table-cell table:style-name="ce2" table:formula="of:=STDEV([.H17:.H26])" office:value-type="float" office:value="0.0437793676881749" calcext:value-type="float">
            <text:p>0,0437793677</text:p>
          </table:table-cell>
          <table:table-cell table:style-name="ce2" table:formula="of:=STDEV([.I17:.I26])" office:value-type="float" office:value="1.43372087784044" calcext:value-type="float">
            <text:p>1,4337208778</text:p>
          </table:table-cell>
          <table:table-cell table:style-name="ce2" table:formula="of:=STDEV([.J17:.J26])" office:value-type="float" office:value="2.12132034355964" calcext:value-type="float">
            <text:p>2,1213203436</text:p>
          </table:table-cell>
          <table:table-cell table:style-name="ce2" table:formula="of:=STDEV([.K17:.K26])" office:value-type="float" office:value="2.12132034355964" calcext:value-type="float">
            <text:p>2,1213203436</text:p>
          </table:table-cell>
          <table:table-cell table:style-name="ce2" table:formula="of:=STDEV([.L17:.L26])" office:value-type="float" office:value="1.43372087784044" calcext:value-type="float">
            <text:p>1,4337208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09:39:22.662974178</dc:date>
    <meta:editing-duration>PT1H4M26S</meta:editing-duration>
    <meta:editing-cycles>2</meta:editing-cycles>
    <meta:generator>LibreOffice/5.1.6.2$Linux_X86_64 LibreOffice_project/10m0$Build-2</meta:generator>
    <meta:document-statistic meta:table-count="1" meta:cell-count="302" meta:object-count="0"/>
  </office:meta>
</office:document-meta>
</file>